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98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33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8.412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8.647cm"/>
    </style:style>
    <style:style style:name="co10" style:family="table-column">
      <style:table-column-properties fo:break-before="auto" style:column-width="7.925cm"/>
    </style:style>
    <style:style style:name="co11" style:family="table-column">
      <style:table-column-properties fo:break-before="auto" style:column-width="1.344cm"/>
    </style:style>
    <style:style style:name="co12" style:family="table-column">
      <style:table-column-properties fo:break-before="auto" style:column-width="9.962cm"/>
    </style:style>
    <style:style style:name="co13" style:family="table-column">
      <style:table-column-properties fo:break-before="auto" style:column-width="4.018cm"/>
    </style:style>
    <style:style style:name="co14" style:family="table-column">
      <style:table-column-properties fo:break-before="auto" style:column-width="2.589cm"/>
    </style:style>
    <style:style style:name="co15" style:family="table-column">
      <style:table-column-properties fo:break-before="auto" style:column-width="5.59cm"/>
    </style:style>
    <style:style style:name="co16" style:family="table-column">
      <style:table-column-properties fo:break-before="auto" style:column-width="7.202cm"/>
    </style:style>
    <style:style style:name="co17" style:family="table-column">
      <style:table-column-properties fo:break-before="auto" style:column-width="3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m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tecture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Transformation de la matière 3 et Infochimi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 LAS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tecture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1 LAS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Transformation de la matière 3 et Infochimi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Métiers de l'enseignement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écialité Métiers de l'enseignemen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Métiers de l'enseignement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écialité Métiers de l'enseignemen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A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B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Chimie inorganique 1 et Chimie organ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istique et liaisons chimiques, Spectroscopies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rmodynamique et <text:s/>Électrochimie 1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1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2 LAS Voie B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Chimie inorganique 2 et <text:s/>Chimie organique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 Chimie inorganique, organique et analytiqu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nétique et catalys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4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Métiers de l'enseignement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écouverte du métier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tranversales obligato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Métiers de l'enseignement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oir et didactique 1er degr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tranversales obligato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</text:p>
          </table:table-cell>
          <table:table-cell office:value-type="string" calcext:value-type="string">
            <text:p>SEMESTRE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 Métiers de l'enseignement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himie inorganique 3, Chimie organiqu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théorique et physique 1, Spectroscopies 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Thermodynam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inorganique et analytiqu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écouverte du métier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imie L3 LAS Métiers de l'enseignement</text:p>
          </table:table-cell>
          <table:table-cell office:value-type="string" calcext:value-type="string">
            <text:p>SEMESTRE6</text:p>
          </table:table-cell>
        </table:table-row>
        <table:table-row table:style-name="ro1">
          <table:table-cell office:value-type="string" calcext:value-type="string">
            <text:p>Chimie inorganique 4, Chimie organique 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mie analytique 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<text:s/>théorique et physique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lectrochimie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expérimentale 3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 Chimie théorique et physiqu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oir et didactique 1er degr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</table:table>
      <table:table table:name="Informat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itecture des ordinateur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mineure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Système d'exploitation et Linux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Pytho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jet HTML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gage C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gèbre 2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tecture TCP/IP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gage C avanc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nnées du web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Langage Java <text:s/>et POO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idation et test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écurité informat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fonctionnel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roduction aux probabilités et 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web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Analyse de donné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e de <text:s/>données et visualis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éorie des langag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il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nie logiciel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us stocha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formatiqu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Logiques, vérification et complexité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ministration des systèmes et déploiements rése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e de donné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mobil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web serveu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athématiques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Algèbre 2a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2b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lys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étique et cryptograph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ques descriptiv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 LAS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1 LAS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Algèbre 2a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2b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lys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étique et cryptograph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ques descriptiv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ogrammation fonctionnel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Métiers de l'enseignement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couverte <text:s/>métiers de l'enseignement 1 (1er degré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Métiers de l'enseignement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ogrammation fonctionnel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s le projet professionnel 1 <text:s/>(1er degré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A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B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Algèbr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découverte métiers/Projet Perso Prof.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2 LAS Voie B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bilinéaire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èbre 4bi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lyse 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alcul différentie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égration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upes 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es b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Semestr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e et algèbre appliqué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e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babilité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complex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e numér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 Métiers de l'enseignement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alcul différentie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égration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upes 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es b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couverte du métier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thématiques L3 Métiers de l'enseignement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Analyse et algèbre appliqué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e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babilités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yse complexe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e numér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voir et didactique 1er degré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IAS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incipes généraux de l'économ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e 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gèbr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tils mathématiques pour l'économie et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tion Pyth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1 (UFR DE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Algèbre 2a 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èbre 2b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lyse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troduction à la microéconom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roduction à la macroéconom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stiques descriptiv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 Python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2 (UFR DE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Microéconomie 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e 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éduction des endomorphism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roéconomie fermé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discrèt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ucture de données 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3 (UFR DE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 de donnée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Algèbre 4 (algèbre bilinéaire)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chnique d'analyse et espaces normé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roéconomie ouver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économie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babilités, <text:s/>statistiques inférentielles et 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 (UFR DE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rtion professionnelle et techniques de communication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Calcul différentie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roéconomie dynamiqu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merce international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Économie monétaire internati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 (UFR DE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yse de donnée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ASHS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Microéconomie approfond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issanc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Économétr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Économie publiqu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éorie des jeux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es de donné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 (UFR DE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hysique" table:style-name="ta1">
        <table:table-column table:style-name="co9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1</text:p>
          </table:table-cell>
          <table:table-cell office:value-type="string" calcext:value-type="string">
            <text:p>SEMESTRE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ils mathématiques pour l'économie et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ncipes de base de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1</text:p>
          </table:table-cell>
          <table:table-cell office:value-type="string" calcext:value-type="string">
            <text:p>SEMESTRE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1 : mécanique du point matérie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1 : transferts thermiqu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nforcement: mathématiques pour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mineure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2</text:p>
          </table:table-cell>
          <table:table-cell office:value-type="string" calcext:value-type="string">
            <text:p>SEMESTRE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magnétisme 1 : électrostatique et magnétostat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rcuits et systèmes électroniques : fondamen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1 : Pytho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2 : analys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2 : cinématique et cinétique du solid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3 : dynamique du solid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4 : bases de mécanique des fluid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2</text:p>
          </table:table-cell>
          <table:table-cell office:value-type="string" calcext:value-type="string">
            <text:p>SEMESTRE 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magnétisme 2 : ondes électromagné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moderne : lasers et fibres op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<text:s/>2 : thermodynamique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3 : théorie cinétique des gaz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modynamique 4 : therm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3</text:p>
          </table:table-cell>
          <table:table-cell office:value-type="string" calcext:value-type="string">
            <text:p>SEMESTRE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magnétisme 3 : équation de Maxwell dans la matiè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lectronique analogique 1 : <text:s/>fonctions linéair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3 : traitement du signa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hématiques pour la physique 4 : tenseur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5: mécanique des milieux continus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6 : résistance des matéri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canique énergie 7 : mécanique des fluides newtonie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hysique L3</text:p>
          </table:table-cell>
          <table:table-cell office:value-type="string" calcext:value-type="string">
            <text:p>SEMESTRE 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5 : diffrac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6 : interférenc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que électronique 7 : chaine d'acquisition de donné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</table:table>
      <table:table table:name="SPI" table:style-name="ta1"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Sciences 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1 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1†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Sciences 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2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2†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essionnalisation prise <text:s/>de notes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Sciences 3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3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3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3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Sciences 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hniques de l'ingénieur 4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cation des sciences 4 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Sciences 5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5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I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Sciences 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t 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IS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ciences de la Terr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chronolog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tographi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cipes de base de la phys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éologie 2 : géodynamiqu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rmodynamique 1 : transferts thermiqu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éochim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Géologie 3 : géomorphologie et sédimentolog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actérisation des sol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canique des sols et des roch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tographie géologiqu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de l'environnemen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mathéma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ologie 4 : pétrologie et structural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physique 1 : ondes géo-électromagnétiques et sismiqu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logie de terrain 1 : initi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ématiques appliquées aux géoscienc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sources naturell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Hydrogéologie et hydr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mat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mation en géoscienc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logie de terrain 2 : stag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Terr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Géologie de terrain 3 : projets cartographie 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ingénier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éophysique 2 : sismologie et gravimétr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logie régi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canolog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érience en milieu professionne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ciences de la vie" table:style-name="ta1">
        <table:table-column table:style-name="co10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 †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 †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logie animale et <text:s/>végétale 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itecture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éochronologie: Histoire de la Ter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hodologie et Technique Universitaire (MTU)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énétique formelle et moléculaire †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iologie cellulaire †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duction à l'écologie: organisation et fonctionnement de la biosphère †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pour l'expériment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jet d'étude et professionnel 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 LAS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éthodologie scientifique <text:s/>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éthodologie scientifique Chimie <text:s/>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logie animale et <text:s/>végétale <text:s/>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éthodologie et Technique Universitaire (MTU)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lais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1 LAS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Génétique formelle et moléculaire <text:s/>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troduction à l'écologie: organisation et fonctionnement de la biosphère <text:s/>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sformation de la matière 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1/PPP OPTION SANTE 1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Reproduction et développement des anim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cologie et environnemen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robiologie : bactéries, virus et champign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veloppement et nutri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mathéma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nétique <text:s/>des eucaryotes, des procaryotes et de leurs vir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unication nerveuse et horm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volution et reproduc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unologie <text:s/>générale et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couverte du monde du travai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A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Reproduction et développement des anim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cologie et environnemen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robiologie : bactéries, virus et champign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veloppement et nutri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ils mathéma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organique pour les SV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A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nétique <text:s/>des eucaryotes, des procaryotes et de leurs vir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unication nerveuse et horm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Évolution et reproduction des végétau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unologie <text:s/>générale et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B</text:p>
          </table:table-cell>
          <table:table-cell office:value-type="string" calcext:value-type="string">
            <text:p>SEMESTRE 3</text:p>
          </table:table-cell>
        </table:table-row>
        <table:table-row table:style-name="ro1">
          <table:table-cell office:value-type="string" calcext:value-type="string">
            <text:p>Reproduction et développement des animaux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Écologie et environnemen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robiologie : bactéries, virus et champign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ie organique pour les SV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découverte métiers/Projet Perso Prof.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1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2 LAS Voie B</text:p>
          </table:table-cell>
          <table:table-cell office:value-type="string" calcext:value-type="string">
            <text:p>SEMESTRE 4</text:p>
          </table:table-cell>
        </table:table-row>
        <table:table-row table:style-name="ro1">
          <table:table-cell office:value-type="string" calcext:value-type="string">
            <text:p>Génétique <text:s/>des eucaryotes, des procaryotes et de leurs vir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ochim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unication nerveuse et hormonal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unologie <text:s/>générale et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é sciences fondamentales et SHS 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é anglais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découverte métiers/Projet Perso et Pro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Évolution, spéciation, phylogén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ssification, organisation et évolution des Métazoair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rétrocontrôles en physiologie humai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Évolution, spéciation, phylogén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ssification, organisation et évolution des Métazoair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rétrocontrôles en physiologie humai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écialité UE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 LAS</text:p>
          </table:table-cell>
          <table:table-cell office:value-type="string" calcext:value-type="string">
            <text:p>SEMESTRE 5</text:p>
          </table:table-cell>
        </table:table-row>
        <table:table-row table:style-name="ro1">
          <table:table-cell office:value-type="string" calcext:value-type="string">
            <text:p>Évolution, spéciation, phylogéni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ssification, organisation et évolution des Métazoair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rétrocontrôles en physiologie humai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statistiqu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vaux d'études et de recherche (TER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biologie : écologie microbienn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5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numérique 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 <text:s/>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iences de la Vie L3 LAS</text:p>
          </table:table-cell>
          <table:table-cell office:value-type="string" calcext:value-type="string">
            <text:p>SEMESTRE 6</text:p>
          </table:table-cell>
        </table:table-row>
        <table:table-row table:style-name="ro1">
          <table:table-cell office:value-type="string" calcext:value-type="string">
            <text:p>Écologie des populations et des communauté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ènes et éthiqu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s végétaux dans leur milieu et leurs utilisation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urobiolog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zymologi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cation cellula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lais 6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 ouverture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é <text:s/>préparation épreuves 2/PPP OPTION SANTE 2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rof Agronomie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rof Agronomie L1</text:p>
          </table:table-cell>
          <table:table-cell office:value-type="string" calcext:value-type="string">
            <text:p>SEMESTRE 1</text:p>
          </table:table-cell>
        </table:table-row>
        <table:table-row table:style-name="ro1">
          <table:table-cell office:value-type="string" calcext:value-type="string">
            <text:p>Mise à niveau au choix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ge immersion <text:s/>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cation individuelle et collectiv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niques, conseils, enquêtes et interview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gnostic entreprise agricol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dre législatif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gnostic territoir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glais remise à niveau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lais professionnel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rof Agronomie L3</text:p>
          </table:table-cell>
          <table:table-cell office:value-type="string" calcext:value-type="string">
            <text:p>SEMESTRE 2</text:p>
          </table:table-cell>
        </table:table-row>
        <table:table-row table:style-name="ro1">
          <table:table-cell office:value-type="string" calcext:value-type="string">
            <text:p>Enjeux environnementaux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atiques agricoles et démarche qualité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jet tuteuré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ge : mémoire de fin d'études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13:46:52.1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4T08:49:59.107000000</meta:creation-date>
    <dc:date>2025-10-25T20:25:26.440000000</dc:date>
    <meta:editing-duration>PT21H31M24S</meta:editing-duration>
    <meta:editing-cycles>14</meta:editing-cycles>
    <meta:generator>LibreOffice/7.2.5.2$Windows_X86_64 LibreOffice_project/499f9727c189e6ef3471021d6132d4c694f357e5</meta:generator>
    <meta:document-statistic meta:table-count="9" meta:cell-count="2331" meta:object-count="0"/>
  </office:meta>
</office:document-meta>
</file>